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ptos" svg:font-family="Aptos" style:font-family-generic="swiss" style:font-pitch="variable"/>
    <style:font-face style:name="Aptos Display" svg:font-family="Aptos Display" style:font-family-generic="swiss" style:font-pitch="variable"/>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fo:color="#000000" fo:font-size="12pt" style:font-size-asian="12pt" style:font-size-complex="12pt" fo:language="en" fo:country="US"/>
    </style:style>
    <style:style style:name="T3" style:parent-style-name="DefaultParagraphFont" style:family="text">
      <style:text-properties fo:color="#000000" style:text-position="super 66.6%" fo:font-size="12pt" style:font-size-asian="12pt" style:font-size-complex="12pt" fo:language="en" fo:country="US"/>
    </style:style>
    <style:style style:name="T4" style:parent-style-name="DefaultParagraphFont" style:family="text">
      <style:text-properties fo:color="#000000" fo:font-size="12pt" style:font-size-asian="12pt" style:font-size-complex="12pt" fo:language="en" fo:country="US"/>
    </style:style>
    <style:style style:name="P5" style:parent-style-name="Normal" style:family="paragraph">
      <style:text-properties fo:color="#000000" fo:font-size="12pt" style:font-size-asian="12pt" style:font-size-complex="12pt" fo:language="en" fo:country="US"/>
    </style:style>
    <style:style style:name="T6" style:parent-style-name="DefaultParagraphFont" style:family="text">
      <style:text-properties fo:color="#000000" fo:font-size="12pt" style:font-size-asian="12pt" style:font-size-complex="12pt"/>
    </style:style>
    <style:style style:name="P7" style:parent-style-name="Normal" style:family="paragraph">
      <style:text-properties fo:color="#000000" fo:font-size="12pt" style:font-size-asian="12pt" style:font-size-complex="12pt" fo:language="en" fo:country="US"/>
    </style:style>
    <style:style style:name="P8" style:parent-style-name="Normal" style:family="paragraph">
      <style:text-properties fo:color="#000000" fo:font-size="12pt" style:font-size-asian="12pt" style:font-size-complex="12pt" fo:language="en" fo:country="US"/>
    </style:style>
    <style:style style:name="T9" style:parent-style-name="DefaultParagraphFont" style:family="text">
      <style:text-properties fo:color="#000000" fo:font-size="12pt" style:font-size-asian="12pt" style:font-size-complex="12pt" fo:language="en" fo:country="US"/>
    </style:style>
    <style:style style:name="T10" style:parent-style-name="DefaultParagraphFont" style:family="text">
      <style:text-properties fo:color="#000000" style:text-position="super 66.6%" fo:font-size="12pt" style:font-size-asian="12pt" style:font-size-complex="12pt" fo:language="en" fo:country="US"/>
    </style:style>
    <style:style style:name="T11" style:parent-style-name="DefaultParagraphFont" style:family="text">
      <style:text-properties fo:color="#000000" fo:font-size="12pt" style:font-size-asian="12pt" style:font-size-complex="12pt"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T14" style:parent-style-name="DefaultParagraphFont" style:family="text">
      <style:text-properties fo:color="#000000" fo:font-size="12pt" style:font-size-asian="12pt" style:font-size-complex="12pt"/>
    </style:style>
    <style:style style:name="T15" style:parent-style-name="DefaultParagraphFont" style:family="text">
      <style:text-properties fo:color="#000000" fo:font-size="12pt" style:font-size-asian="12pt" style:font-size-complex="12pt"/>
    </style:style>
    <style:style style:name="P16" style:parent-style-name="Normal" style:family="paragraph">
      <style:text-properties fo:color="#000000" fo:font-size="12pt" style:font-size-asian="12pt" style:font-size-complex="12pt" fo:language="en" fo:country="US"/>
    </style:style>
    <style:style style:name="P17" style:parent-style-name="Normal" style:family="paragraph">
      <style:text-properties fo:color="#000000" fo:font-size="12pt" style:font-size-asian="12pt" style:font-size-complex="12pt" fo:language="en" fo:country="US"/>
    </style:style>
    <style:style style:name="P18" style:parent-style-name="Normal" style:family="paragraph">
      <style:text-properties fo:color="#000000" fo:font-size="12pt" style:font-size-asian="12pt" style:font-size-complex="12pt" fo:language="en" fo:country="US"/>
    </style:style>
    <style:style style:name="T19" style:parent-style-name="DefaultParagraphFont" style:family="text">
      <style:text-properties fo:color="#000000" fo:font-size="12pt" style:font-size-asian="12pt" style:font-size-complex="12pt" fo:language="en" fo:country="US"/>
    </style:style>
    <style:style style:name="T20" style:parent-style-name="DefaultParagraphFont" style:family="text">
      <style:text-properties fo:color="#000000" style:text-position="super 66.6%" fo:font-size="12pt" style:font-size-asian="12pt" style:font-size-complex="12pt" fo:language="en" fo:country="US"/>
    </style:style>
    <style:style style:name="T21" style:parent-style-name="DefaultParagraphFont" style:family="text">
      <style:text-properties fo:color="#000000" fo:font-size="12pt" style:font-size-asian="12pt" style:font-size-complex="12pt" fo:language="en" fo:country="US"/>
    </style:style>
    <style:style style:name="T22" style:parent-style-name="DefaultParagraphFont" style:family="text">
      <style:text-properties fo:color="#000000" fo:font-size="12pt" style:font-size-asian="12pt" style:font-size-complex="12pt"/>
    </style:style>
  </office:automatic-styles>
  <office:body>
    <office:text text:use-soft-page-breaks="true">
      <text:p text:style-name="P1"><text:span text:style-name="T2">1</text:span><text:span text:style-name="T3">st</text:span><text:span text:style-name="T4"><text:s/>paragraph.</text:span></text:p>
      <text:p text:style-name="P5"/>
      <text:p text:style-name="Normal"><text:span text:style-name="T6">don spyi dang med pa gsal ba gnyis shes pa las tha dad pa’i yul zhig yin na | <text:s/>yul rnam pa ni rags | <text:s/>yid nye bar gtad pa ni yod | <text:s/>‘khrul pa’i rgyu mtshan ni med pas | <text:s/>yul snang rung gcig na gnas pa’i gang zag gzhan gyis kyang mthong bar ‘gyur te | <text:s/>yul snang rung du khyad par med pa’i phyir bum pa thams cad kyis mthong ba bzhin no | <text:s text:c="2"/>| de skad du’ang rnam ‘grel las | <text:s/>rnam pa de ni tha dad na | <text:s text:c="2"/>| gzhan gyis kyang ni rtogs par ‘gyur | <text:s text:c="2"/>| zhes gsungs pa ltar ro | <text:s text:c="2"/>| don nyid yin kyang lus kyi nang <text:s/>| <text:s text:c="2"/>| mi mthong bzhin du ‘khrul snang gnyis | <text:s text:c="2"/>| <text:s/>bdag la rtag tu ‘brel ba’i phyir | <text:s text:c="2"/>| gzhan gyis rtogs pa med ce na | <text:s text:c="2"/>| don spyi dang med pa gsal ba gnyis po yul du grub kyang rang gi lus kyi nang na gnas pa don yin yang mi mthong ba ltar gzhan gyis mi mthong ste | <text:s/>bdag gi blo dang ‘brel ba’i phyir ro zhe na | <text:s/>nang gi lus ni yul rung min | <text:s text:c="2"/>| des na rang gis kyang mi mthong <text:s/>| <text:s text:c="2"/>| nang gi lus mi mthong ba dper mi rung ste | <text:s/>de ni yul rung ba ma yin pa’i phyir rang nyid kyis kyang mi mthong la | <text:s/>rung ba na gnas na mthong bar ‘gyur ro | <text:s text:c="2"/>| rang dang rtag tu ‘brel pas na | <text:s text:c="2"/>| gnyis po’ang yum rung min zhe na | <text:s text:c="2"/>| gal te don spyi dang skra shad gnyis kyang gzhan gyi snang du rung ba’i yul ma yin gyi rang gi blo dang dus rgyun du ‘brel pas so snyam na | <text:s/>rang blo kho na dang ‘brel phyir | <text:s text:c="2"/>| brjod kyang gzhan gyis rtog mi ‘gyur | <text:s text:c="2"/>| rang rang gi blo kho na dang ‘brel na rang rig pa bzhin du gzhan la bstan kyang go bar mi ‘gyur ro | <text:s text:c="2"/>| de’ang rnam ‘grel las | <text:s/>bdag la rtag tu ‘brel yin na | <text:s text:c="2"/>| brjod kyang rtogs par mi ‘gyur ro | <text:s text:c="2"/>| zhes gsungs pa ltar ro | <text:s text:c="2"/>|<text:s/></text:span></text:p>
      <text:p text:style-name="P7"/>
      <text:p text:style-name="P8"/>
      <text:p text:style-name="Normal"><text:span text:style-name="T9">2</text:span><text:span text:style-name="T10">nd</text:span><text:span text:style-name="T11"><text:s/>paragraph<text:s/></text:span></text:p>
      <text:p text:style-name="P12"/>
      <text:p text:style-name="P13"/>
      <text:p text:style-name="Normal"><text:span text:style-name="T14">brjod kyang gzhan gyis rtog mi ‘gyur | <text:s text:c="2"/>| rang rang gi blo kho na dang ‘brel na rang rig pa bzhin du gzhan la bstan kyang go bar mi ‘gyur ro | <text:s text:c="2"/>| de’ang rnam ‘grel las | <text:s/>bdag la rtag tu ‘brel yin na | <text:s text:c="2"/>| brjod kyang rtogs par mi ‘gyur ro | <text:s text:c="2"/>| zhes gsungs pa ltar ro | <text:s text:c="2"/>| rang rang blo dang ‘brel pa’i phyir | <text:s text:c="2"/>| brjod pas de nyid rtogs she na | <text:s text:c="2"/>| gang zag rang rang gi blo dang ‘brel pa’i phyir | <text:s/>rang gi blo’i yul de brjod pas rang rang gi yul de go ba mi ‘gal lo zhe na | <text:s/>gang zag gnyis kyi brjod bya’i don | <text:s text:c="2"/>| so so yin phyir sbyor mi nus | <text:s text:c="2"/>| gang zag rang rang gi blo dang ‘brel ba rkyang pa de brjod pas rang rang gi blo dang ‘brel pa de go ba’i phyir gnyis ka’i brjod bya thun mong ba go bar mi nus te gnyis la mtshams sbyor ba’i thabs med pa’i phyir ro | <text:s text:c="2"/>| de yang rnam ‘grel las | <text:s/>re re dag dang ‘brel na ni | <text:s text:c="2"/>| don gcig mngon zhen bdag nyid can | <text:s text:c="2"/>| ‘chad po nyan po’i sems dag gi | <text:s/>mtshams sbyor bar ni mi ‘gyur ro | <text:s text:c="2"/>| zhes gsungs pa ltar ro | <text:s text:c="2"/>| gang zag so so la yod pa’i | <text:s text:c="2"/>| sems kyi rnam pa gnyis ‘dra bas | <text:s text:c="2"/>| ‘dra la gcig tu zhen pa la | <text:s text:c="2"/>| tha snyad sbyor phyir mi ‘gal na | <text:s text:c="2"/>| ‘chad nyan byed pa’i gang zag gnyis kyi don spyi rang rang gi blo dang ‘brel yang lto ldir zhabs zhum pa la sogs pa’i rnam pa ‘dra bas ‘dra ba la gcig tu zhen nas tha snyad ‘dogs pa mi ‘gal lo zhe na | <text:s/>ma yin te | <text:s/>rang la shar na rang yul yin | <text:s text:c="2"/>| ma shar na ni de yul min | <text:s text:c="2"/>| des na tha dad gzung ba la | <text:s text:c="2"/>| gcig tu ‘dzin pa ga la srid | <text:s text:c="2"/>| blo la shar na gang zag rang rang gi blo dang rjes su ‘brel pa’i spyi ni rang rang gi yul yin pas thun mong du mi ‘dzin la | <text:s/>blo la ma shar na yul nyid ma yin pas phan tshun ‘dra bar mi shes pa’i phyir don go ba mi srid do | <text:s text:c="2"/>| tha dad yin yang yul gcig tu | <text:s text:c="2"/>| ‘khrul pa’i sgo nas ‘dzin zhe na | <text:s text:c="2"/>| don spyi rang rang gi yul tha dad yin yang ‘khrul nas gcig tu ‘dzin pas mi ‘gal lo zhe na gcig tu ‘dzin pa ‘khrul pa’i phyir | <text:s/>gzung yul med par grub pa yin | <text:s text:c="2"/>| don spyi yul gcig med pa la gcig tu rtogs pas gzung ba yin pas rtog pa thams cad snang yul med pa nyid grub ste | <text:s/>rnam ‘grel las | <text:s/>gal te ‘dra la de gcig par | <text:s text:c="2"/>| tha dad yod na de snang min | <text:s text:c="2"/>| tha dad bdag nyid ji ltar bzung <text:s/>| <text:s text:c="2"/>| de tshe blo don med can ‘gyur | <text:s text:c="2"/>| zhes<text:s/></text:span><text:soft-page-break/><text:span text:style-name="T15">gsungs pas so | <text:s text:c="2"/>| rigs pas brtags na med bzhin du | <text:s/>da dung phal cher yul du zhen | <text:s text:c="2"/>| sor mo’i rtse mos bstan pa na | <text:s text:c="2"/>| nam mkha’ mthong zhes blun po ‘khrul | <text:s text:c="2"/>| bar skabs kyi tshigs su bcad pa’o | <text:s text:c="2"/>|<text:s/></text:span></text:p>
      <text:p text:style-name="P16"/>
      <text:p text:style-name="P17"/>
      <text:p text:style-name="P18"/>
      <text:p text:style-name="Normal"><text:span text:style-name="T19">3</text:span><text:span text:style-name="T20">rd</text:span><text:span text:style-name="T21"><text:s/>paragraph<text:s/></text:span></text:p>
      <text:p text:style-name="Normal"><text:span text:style-name="T22">shes pa’i yul ni rang gi mtshan nyid gcig kho na yin pas blang dor byed pa thams cad rang gi mtshan nyid yod med la ‘jug gi don byed mi nus pa la dgos nus med pa’i phyir mi ‘jug ste | <text:s/>rnam ‘grel las | <text:s/>rang gi mtshan nyid gcig gzhal bya | <text:s text:c="2"/>| yod med nyid du dpyod rnams kyi | <text:s text:c="2"/>| don bya de las grub phyir ro | <text:s text:c="2"/>| zhes bya ba dang <text:s/>| <text:s/>med pa gzhal bya ma yin phyir | <text:s text:c="2"/>| gcig nyid ce na kho bo’ang ‘dod | <text:s text:c="2"/>| ces gsung pas so | <text:s text:c="2"/>| rang mtshan de nyid dngos su ‘jal na gzung yul yin la | <text:s/>lkog gyur ‘jal na zhen yul yin zhing <text:s/>| <text:s/>gnyi ga yang skyes bus ‘jug na mi bslu bas ‘jug yul yin no | <text:s text:c="2"/>| gsum pa rtsod pa spang ba la gnyis te | <text:s/>‘khrul shes yul med la rtsod pa spang ba dang <text:s/>| <text:s/>gzung yul rang mtshan la rtsod pa spang ba’o | <text:s text:c="2"/>| dang po la bzhi las | <text:s/>gzhal bya gnyis su gsungs pa dang ‘gal ba spang ba ni | <text:s/>yul gnyis bzhed pas gnod ce na | <text:s/>don spyi yul ma yin na bdag nyid chen po phyogs kyi glang pos gzhal bya gnyis su gsungs pa dang ‘gal lo zhe na | <text:s/>‘jug tshul sgo nas rang spyi gnyis | <text:s text:c="2"/>| gzhal bya gnyis yod nas gnyis su gsungs pa ma yin gyi | <text:s/>‘jal tshul gyi sgo nas mngon gyur gyi rang mtshan rang gis ‘jal ba dang <text:s/>| <text:s/>lkog gyur gyi rang mtshan gzhan las ‘jal ba la dgongs nas gnyis su gsungs pa yin te | <text:s/>rnam ‘grel las | <text:s/>de ni rang gzhan ngo bo yis | <text:s text:c="2"/>| rtogs phyir gzhal bya gnyis su bzhed | <text:s text:c="2"/>| ces bya ba dang <text:s/>| <text:s/>gzhal bya gnyis phyir tshad ma gnyis | <text:s text:c="2"/>| don byed nus dang mi nus phyir | <text:s text:c="2"/>| zhes gsungs pa ltar ro | <text:s text:c="2"/>|<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Aptos" svg:font-family="Aptos" style:font-family-generic="swiss" style:font-pitch="variable"/>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7%" fo:background-color="transparent" style:tab-stop-distance="0.5in">
        <style:background-fill draw:fill="solid"/>
      </style:paragraph-properties>
      <style:text-properties style:font-name="Times New Roman"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pto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pto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pto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pto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pto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pto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pto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pto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pto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ptos" style:font-name-asian="Times New Roman" style:font-name-complex="Times New Roman" fo:color="#0F4761"/>
    </style:style>
    <style:style style:name="Heading6Char" style:display-name="Heading 6 Char" style:family="text" style:parent-style-name="DefaultParagraphFont">
      <style:text-properties style:font-name="Apto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ptos" style:font-name-asian="Times New Roman" style:font-name-complex="Times New Roman" fo:color="#595959"/>
    </style:style>
    <style:style style:name="Heading8Char" style:display-name="Heading 8 Char" style:family="text" style:parent-style-name="DefaultParagraphFont">
      <style:text-properties style:font-name="Apto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pto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pto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pto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onam Jamtsho</meta:initial-creator>
    <dc:creator>Sonam Jamtsho</dc:creator>
    <meta:creation-date>2025-10-08T07:38:00Z</meta:creation-date>
    <dc:date>2025-10-08T07:40:00Z</dc:date>
    <meta:template xlink:href="Normal.dotm" xlink:type="simple"/>
    <meta:editing-cycles>1</meta:editing-cycles>
    <meta:editing-duration>PT0S</meta:editing-duration>
    <meta:user-defined meta:name="GrammarlyDocumentId">634510a0-bb8f-4c9e-90d4-c29114991516</meta:user-defined>
    <meta:document-statistic meta:page-count="2" meta:paragraph-count="9" meta:word-count="1344" meta:character-count="5532" meta:row-count="76" meta:non-whitespace-character-count="4197"/>
  </office:meta>
</office:document-meta>
</file>